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Helvetica, Arial, Verdana,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1718b4" officeooo:paragraph-rsid="001718b4"/>
    </style:style>
    <style:style style:name="P2" style:family="paragraph" style:parent-style-name="Standard">
      <style:paragraph-properties fo:text-align="center" style:justify-single-word="false"/>
      <style:text-properties style:font-name="DejaVu Sans Mono" officeooo:rsid="0018793d" officeooo:paragraph-rsid="0018793d"/>
    </style:style>
    <style:style style:name="P3" style:family="paragraph" style:parent-style-name="Standard">
      <style:paragraph-properties fo:text-align="start" style:justify-single-word="false"/>
      <style:text-properties style:font-name="Liberation Serif" officeooo:rsid="00189fa0" officeooo:paragraph-rsid="00189fa0"/>
    </style:style>
    <style:style style:name="P4" style:family="paragraph" style:parent-style-name="Standard">
      <style:paragraph-properties fo:text-align="start" style:justify-single-word="false"/>
      <style:text-properties style:font-name="Liberation Serif" officeooo:rsid="001c0252" officeooo:paragraph-rsid="001c0252"/>
    </style:style>
    <style:style style:name="P5" style:family="paragraph" style:parent-style-name="Standard">
      <style:paragraph-properties fo:text-align="justify" style:justify-single-word="false"/>
      <style:text-properties style:font-name="Liberation Serif" officeooo:rsid="001c6977" officeooo:paragraph-rsid="001c6977"/>
    </style:style>
    <style:style style:name="P6" style:family="paragraph" style:parent-style-name="Standard">
      <style:paragraph-properties fo:text-align="justify" style:justify-single-word="false"/>
      <style:text-properties style:font-name="Liberation Serif" officeooo:rsid="0020bd06" officeooo:paragraph-rsid="0020bd06"/>
    </style:style>
    <style:style style:name="P7" style:family="paragraph" style:parent-style-name="Standard">
      <style:paragraph-properties fo:text-align="justify" style:justify-single-word="false"/>
      <style:text-properties style:font-name="Liberation Serif" officeooo:rsid="00215e5b" officeooo:paragraph-rsid="00215e5b"/>
    </style:style>
    <style:style style:name="P8" style:family="paragraph" style:parent-style-name="Standard">
      <style:paragraph-properties fo:text-align="justify" style:justify-single-word="false"/>
      <style:text-properties style:font-name="Liberation Serif" officeooo:rsid="00215e5b" officeooo:paragraph-rsid="002511b6"/>
    </style:style>
    <style:style style:name="P9" style:family="paragraph" style:parent-style-name="Standard">
      <style:paragraph-properties fo:text-align="center" style:justify-single-word="false"/>
      <style:text-properties fo:font-size="12pt" officeooo:rsid="001718b4" officeooo:paragraph-rsid="001718b4" style:font-size-asian="12pt" style:font-size-complex="12pt"/>
    </style:style>
    <style:style style:name="P10" style:family="paragraph" style:parent-style-name="Standard">
      <style:paragraph-properties fo:text-align="start" style:justify-single-word="false"/>
      <style:text-properties style:text-position="super 58%" style:font-name="Liberation Serif" officeooo:rsid="00215e5b" officeooo:paragraph-rsid="00231a5e"/>
    </style:style>
    <style:style style:name="P11" style:family="paragraph" style:parent-style-name="Standard">
      <style:paragraph-properties fo:text-align="start" style:justify-single-word="false"/>
      <style:text-properties style:text-position="super 58%" style:font-name="Liberation Serif" officeooo:rsid="00246f3b" officeooo:paragraph-rsid="00246f3b"/>
    </style:style>
    <style:style style:name="P12" style:family="paragraph" style:parent-style-name="Standard">
      <style:paragraph-properties fo:text-align="start" style:justify-single-word="false"/>
      <style:text-properties style:text-position="super 58%" style:font-name="Liberation Serif" officeooo:rsid="0028e17a" officeooo:paragraph-rsid="0028e17a"/>
    </style:style>
    <style:style style:name="P13" style:family="paragraph" style:parent-style-name="Standard">
      <style:paragraph-properties fo:text-align="start" style:justify-single-word="false"/>
      <style:text-properties style:text-position="super 58%" style:font-name="Liberation Serif" officeooo:rsid="002de300" officeooo:paragraph-rsid="002de300"/>
    </style:style>
    <style:style style:name="P14" style:family="paragraph" style:parent-style-name="Standard">
      <style:paragraph-properties fo:text-align="start" style:justify-single-word="false"/>
      <style:text-properties style:text-position="super 58%" style:font-name="Liberation Serif" officeooo:rsid="0030311e" officeooo:paragraph-rsid="0030311e"/>
    </style:style>
    <style:style style:name="P15" style:family="paragraph" style:parent-style-name="Standard">
      <style:paragraph-properties fo:text-align="start" style:justify-single-word="false"/>
      <style:text-properties style:text-position="super 58%" style:font-name="Liberation Serif" officeooo:rsid="00311ceb" officeooo:paragraph-rsid="00311ceb"/>
    </style:style>
    <style:style style:name="P16" style:family="paragraph" style:parent-style-name="Standard">
      <style:paragraph-properties fo:text-align="start" style:justify-single-word="false"/>
      <style:text-properties style:text-position="super 58%" style:font-name="Liberation Serif" officeooo:rsid="00325edd" officeooo:paragraph-rsid="00325edd"/>
    </style:style>
    <style:style style:name="P17" style:family="paragraph" style:parent-style-name="Standard">
      <style:paragraph-properties fo:text-align="start" style:justify-single-word="false"/>
      <style:text-properties style:text-position="super 58%" style:font-name="Liberation Serif" officeooo:rsid="003378f2" officeooo:paragraph-rsid="003378f2"/>
    </style:style>
    <style:style style:name="P18" style:family="paragraph" style:parent-style-name="Standard">
      <style:paragraph-properties fo:text-align="start" style:justify-single-word="false"/>
      <style:text-properties style:text-position="super 58%" style:font-name="Liberation Serif" officeooo:rsid="00352c4d" officeooo:paragraph-rsid="00352c4d"/>
    </style:style>
    <style:style style:name="P19" style:family="paragraph" style:parent-style-name="Standard">
      <style:paragraph-properties fo:text-align="start" style:justify-single-word="false"/>
      <style:text-properties style:text-position="super 58%" style:font-name="Liberation Serif" officeooo:rsid="0036d467" officeooo:paragraph-rsid="0036d467"/>
    </style:style>
    <style:style style:name="P20" style:family="paragraph" style:parent-style-name="Standard">
      <style:paragraph-properties fo:text-align="start" style:justify-single-word="false"/>
      <style:text-properties style:text-position="super 58%" style:font-name="Liberation Serif" officeooo:rsid="0037415d" officeooo:paragraph-rsid="0037415d"/>
    </style:style>
    <style:style style:name="P21" style:family="paragraph" style:parent-style-name="Standard">
      <style:paragraph-properties fo:text-align="start" style:justify-single-word="false"/>
      <style:text-properties style:text-position="super 58%" style:font-name="Liberation Serif" officeooo:rsid="003f124b" officeooo:paragraph-rsid="003f124b"/>
    </style:style>
    <style:style style:name="P22" style:family="paragraph" style:parent-style-name="Standard">
      <style:paragraph-properties fo:text-align="start" style:justify-single-word="false" fo:break-before="page"/>
      <style:text-properties style:font-name="Liberation Serif" officeooo:rsid="00189fa0" officeooo:paragraph-rsid="00189fa0"/>
    </style:style>
    <style:style style:name="P23" style:family="paragraph" style:parent-style-name="Standard">
      <style:paragraph-properties fo:text-align="start" style:justify-single-word="false" fo:break-before="page"/>
      <style:text-properties style:font-name="Liberation Serif" officeooo:rsid="001c0252" officeooo:paragraph-rsid="001c0252"/>
    </style:style>
    <style:style style:name="P24" style:family="paragraph" style:parent-style-name="Footer">
      <style:text-properties officeooo:rsid="0018793d" officeooo:paragraph-rsid="0018793d"/>
    </style:style>
    <style:style style:name="T1" style:family="text">
      <style:text-properties officeooo:rsid="001ddbec"/>
    </style:style>
    <style:style style:name="T2" style:family="text">
      <style:text-properties style:text-position="super 58%"/>
    </style:style>
    <style:style style:name="T3" style:family="text">
      <style:text-properties style:text-position="super 58%" officeooo:rsid="00246f3b"/>
    </style:style>
    <style:style style:name="T4" style:family="text">
      <style:text-properties style:text-position="0% 100%"/>
    </style:style>
    <style:style style:name="T5" style:family="text">
      <style:text-properties style:text-position="0% 100%" officeooo:rsid="00231a5e"/>
    </style:style>
    <style:style style:name="T6" style:family="text">
      <style:text-properties style:text-position="0% 100%" officeooo:rsid="00246f3b"/>
    </style:style>
    <style:style style:name="T7" style:family="text">
      <style:text-properties style:text-position="0% 100%" officeooo:rsid="002511b6"/>
    </style:style>
    <style:style style:name="T8" style:family="text">
      <style:text-properties style:text-position="0% 100%" officeooo:rsid="0026f0ad"/>
    </style:style>
    <style:style style:name="T9" style:family="text">
      <style:text-properties style:text-position="0% 100%" officeooo:rsid="002c5dea"/>
    </style:style>
    <style:style style:name="T10" style:family="text">
      <style:text-properties style:text-position="0% 100%" officeooo:rsid="0030311e"/>
    </style:style>
    <style:style style:name="T11" style:family="text">
      <style:text-properties style:text-position="0% 100%" officeooo:rsid="0030f76d"/>
    </style:style>
    <style:style style:name="T12" style:family="text">
      <style:text-properties style:text-position="0% 100%" fo:font-style="italic" style:font-style-asian="italic" style:font-style-complex="italic"/>
    </style:style>
    <style:style style:name="T13" style:family="text">
      <style:text-properties style:text-position="0% 100%" fo:font-style="normal" style:font-style-asian="normal" style:font-style-complex="normal"/>
    </style:style>
    <style:style style:name="T14" style:family="text">
      <style:text-properties style:text-position="0% 100%" officeooo:rsid="003c123e"/>
    </style:style>
    <style:style style:name="T15" style:family="text">
      <style:text-properties officeooo:rsid="00231a5e"/>
    </style:style>
    <style:style style:name="T16" style:family="text">
      <style:text-properties officeooo:rsid="00246f3b"/>
    </style:style>
    <style:style style:name="T17" style:family="text">
      <style:text-properties officeooo:rsid="0029d6bf"/>
    </style:style>
    <style:style style:name="T18" style:family="text">
      <style:text-properties officeooo:rsid="002b494b"/>
    </style:style>
    <style:style style:name="T19" style:family="text">
      <style:text-properties officeooo:rsid="00407c9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N-Damen Problem</text:p>
      <text:p text:style-name="P1"/>
      <text:p text:style-name="P2"># # # # # Q # #</text:p>
      <text:p text:style-name="P2"># # # Q # # # #</text:p>
      <text:p text:style-name="P2"># # # # # # Q #</text:p>
      <text:p text:style-name="P2">Q # # # # # # #</text:p>
      <text:p text:style-name="P2"># # # # # # # Q</text:p>
      <text:p text:style-name="P2"># Q # # # # # #</text:p>
      <text:p text:style-name="P2"># # # # Q # # #</text:p>
      <text:p text:style-name="P2"># # Q # # # # #</text:p>
      <text:p text:style-name="P22">Inhaltsverzeichnis</text:p>
      <text:p text:style-name="P3"/>
      <text:p text:style-name="P3">1.<text:tab/>Einleitung</text:p>
      <text:p text:style-name="P3">2.<text:tab/>Analyse</text:p>
      <text:p text:style-name="P3">3.<text:tab/>Design</text:p>
      <text:p text:style-name="P3">3.1<text:tab/><text:span text:style-name="T18">Strukturdiagramm</text:span></text:p>
      <text:p text:style-name="P3">3.2<text:tab/>Nassi-Shneiderman Diagram<text:span text:style-name="T17">m</text:span></text:p>
      <text:p text:style-name="P3">4.<text:tab/>Testfaelle</text:p>
      <text:p text:style-name="P3">5.<text:tab/>Laufzeituntersuchungen</text:p>
      <text:p text:style-name="P3">6.<text:tab/>Erfahrungen</text:p>
      <text:p text:style-name="P3">6.1<text:tab/>Lernerfahrungen</text:p>
      <text:p text:style-name="P3">6.2<text:tab/>Erkenntnisse</text:p>
      <text:p text:style-name="P3">6.3<text:tab/>Positives <text:span text:style-name="T19">und</text:span> Negatives</text:p>
      <text:p text:style-name="P3"/>
      <text:p text:style-name="P23">1. Einleitung</text:p>
      <text:p text:style-name="P4"/>
      <text:p text:style-name="P5">In der gestellten Aufgabe geht es darum einen Algorithmus zu entwickeln um das sogenannte N-Damen Problem fuer N gleich drei bis einschliesslich zwoelf zu loesen. Das N-Damen Problem, eine schachmathematische Aufgabe, <text:span text:style-name="T1">wurde im Jahr 1848 in einer Berliner Schachzeitung formuliert. Es geht darum auf einem Schachbrett mit N Reihen und Spalten N Damen so zu platzieren dass sie als “unabhaengig”, sprich von keiner anderen Dame bedroht, bezeichnet werden koennen. Fuer ein normales Schachbrett mit acht Reihen und Spalten gibt es 92 verschiedene Moeglichkeiten acht Damen so zu platzieren dass sie sich nicht gegenseitig bedrohen. Teil der Aufgabe ist es die Anzahl der moeglichen Loesungen zu bestimmen und jede einzelne Loesung auszugeben. <text:s/>Darueber hinaus kann noch die Anzahl der eindeutigen Loesungen bestimmt werden (im Falle von N gleich acht zwoelf), dies wird in der Aufgabe jedoch nicht beruecksichtigt. Die vordergruendig groesste Herausforderung ist hierbei den rekursiven Algorithmus zu programmieren, jedoch sind auch die restlichen Komponenten wie Eingabe und Ausgabe nicht zu unterschaetzen.</text:span></text:p>
      <text:p text:style-name="P5"/>
      <text:p text:style-name="P5"/>
      <text:p text:style-name="P6">2. Analyse</text:p>
      <text:p text:style-name="P6"/>
      <text:p text:style-name="P8">Zuerst galt es sich einen groben Ueberblick ueber das Problem zu schaffen, wobei mir der englische Wikipedia Artikel “Eight queens puzzle”<text:span text:style-name="T2">1</text:span> einen guten Einstieg bat. Da dort jedoch nur ein iterativer Algorithmus beschrieben wird, weitete ich meine Recherche auf andere Seiten aus. <text:span text:style-name="T16">Als Quelle fuer meine Implementierung des Algorithmus dienten letzendlich die Artikel “Backtracking | Set 3 (N Queen Problem)”</text:span><text:span text:style-name="T3">2</text:span><text:span text:style-name="T6"> und “N-queens problem”</text:span><text:span text:style-name="T3">3</text:span><text:span text:style-name="T6">. Der Algotrithmus selbst besteht aus der rekursiven Funktion “solve” und der Hilfsfunktion “isSafe” die prueft ob die Platzierung einer Dame auf dem gegebenen Feld moeglich ist. Nachdem der Algorithmus erlfolgreich implementiert war, galt es sich Gedanken ueber die Struktur des restlichen Programms zu machen. </text:span><text:span text:style-name="T7">Als Resultat entstanden die Module “input”, “print”, “alloc”, “solve”, “nqueens”, “</text:span><text:span text:style-name="T8">main”</text:span><text:span text:style-name="T7"> und “save”. Ausserdem passte ich die Datei “nQueensWiSe2014.h” nach meinen Vorstellungen an woraus jeweils ein “enum” fuer den Speicher-Modus und App-Modus enstanden. Ausserdem machte ich kleinere Anpassungen in “struct nQueens” und “struct AppTime”. Das Modul “input” kuemmert sich darum die Eingaben des Benutzers zu erkennen und darauf zu reagieren indem es die korrekten Eigenschaften in “struct nQueens” aendert. In “print” wird die Ausgabe des Bretts, des Menues und der Statusleiste festgelegt. “alloc” ist fuer das Allokieren und Deallokieren des Bretts zustaendig und “solve” enthaelt den Algorithmus zum loesen des N-Damen Problems. Das Modul “nqueens” ist fuer die initialisierung von “struct nQueens” und </text:span><text:span text:style-name="T8">das zuruecksetzen des Bretts. Das Modul “save” wird in eine Dll ausgelagert und enthaelt die Speicher-Funktionalitaet. Das Modul “main” legt den groben Ablauf des Programmes fest und kuemmert sich um die Haupschleife.</text:span></text:p>
      <text:p text:style-name="P7"/>
      <text:p text:style-name="P10">1<text:span text:style-name="T4"> </text:span><text:a xlink:type="simple" xlink:href="https://en.wikipedia.org/wiki/Eight_queens_puzzle" text:style-name="Internet_20_link" text:visited-style-name="Visited_20_Internet_20_Link"><text:span text:style-name="T4">https://en.wikipedia.org/wiki/Eight_queens_puzzle</text:span></text:a><text:span text:style-name="T4"> </text:span><text:span text:style-name="T14">(18:56 09.01.2018)</text:span></text:p>
      <text:p text:style-name="P10"><text:span text:style-name="T15">2 </text:span><text:a xlink:type="simple" xlink:href="https://rosettacode.org/wiki/N-queens_problem#C" text:style-name="Internet_20_link" text:visited-style-name="Visited_20_Internet_20_Link"><text:span text:style-name="T5">https://rosettacode.org/wiki/N-queens_problem#C</text:span></text:a><text:span text:style-name="T5"> </text:span><text:span text:style-name="T14">(18:56 09.01.2018)</text:span></text:p>
      <text:p text:style-name="P11">3 <text:a xlink:type="simple" xlink:href="https://www.geeksforgeeks.org/backtracking-set-3-n-queen-problem/" text:style-name="Internet_20_link" text:visited-style-name="Visited_20_Internet_20_Link"><text:span text:style-name="T4">https://www.geeksforgeeks.org/backtracking-set-3-n-queen-problem/</text:span></text:a><text:span text:style-name="T4"> </text:span><text:span text:style-name="T14">(18:56 09.01.2018)</text:span></text:p>
      <text:p text:style-name="P11"><text:span text:style-name="T4"/></text:p>
      <text:p text:style-name="P11"><text:span text:style-name="T4"/></text:p>
      <text:p text:style-name="P12"><text:span text:style-name="T4">3. Design</text:span></text:p>
      <text:p text:style-name="P12"><text:span text:style-name="T4"/></text:p>
      <text:p text:style-name="P12"><text:span text:style-name="T4">3.1 </text:span><text:span text:style-name="T9">Strukturdiagramm</text:span></text:p>
      <text:p text:style-name="P12"><text:span text:style-name="T4"/></text:p>
      <text:p text:style-name="P12"><text:span text:style-name="T4"/></text:p>
      <text:p text:style-name="P12"><text:span text:style-name="T4">3.2 Nassi-Shneiderman Diagramm</text:span></text:p>
      <text:p text:style-name="P12"><text:soft-page-break/><text:span text:style-name="T4"/></text:p>
      <text:p text:style-name="P13"><text:span text:style-name="T4">4. Testfaell</text:span><text:span text:style-name="T10">e</text:span></text:p>
      <text:p text:style-name="P13"><text:span text:style-name="T10"/></text:p>
      <text:p text:style-name="P14"><text:span text:style-name="T4">Der Ausgangspunkt jedes Testfalls ist ein neu gestartetes Programm mit folgenden Einstellungen:</text:span></text:p>
      <text:p text:style-name="P14"><text:span text:style-name="T4"><text:tab/>- Brettgroesse “4”</text:span></text:p>
      <text:p text:style-name="P14"><text:span text:style-name="T4"><text:tab/>- App-Modus “Step”</text:span></text:p>
      <text:p text:style-name="P14"><text:span text:style-name="T4"><text:tab/>- Speicher-Modus “SaveOff”</text:span></text:p>
      <text:p text:style-name="P14"><text:span text:style-name="T4"><text:tab/>- Dateiname “default.txt”</text:span></text:p>
      <text:p text:style-name="P14"><text:span text:style-name="T4">Text in einfachen Anfuehrungszeichen bezeichnet eine Menueoption </text:span><text:span text:style-name="T11">und</text:span><text:span text:style-name="T4"> </text:span><text:span text:style-name="T11">Text in doppelten Anfuehrungszeichen eine Benutzer Eingabe. </text:span><text:span text:style-name="T4">Text nach </text:span><text:span text:style-name="T11">einem</text:span><text:span text:style-name="T4"> Pfeil beschreibt den (erwarteten) Zustand nach der Ausfuehrung des Tests.</text:span></text:p>
      <text:p text:style-name="P14"><text:span text:style-name="T4"/></text:p>
      <text:p text:style-name="P14"><text:span text:style-name="T4">Fall #1</text:span></text:p>
      <text:p text:style-name="P14"><text:span text:style-name="T4">- ‘exit’</text:span></text:p>
      <text:p text:style-name="P14"><text:span text:style-name="T4">→ Programm beendet</text:span></text:p>
      <text:p text:style-name="P14"><text:span text:style-name="T4"/></text:p>
      <text:p text:style-name="P14"><text:span text:style-name="T4">Fall #2</text:span></text:p>
      <text:p text:style-name="P14"><text:span text:style-name="T4">- ‘begin’</text:span></text:p>
      <text:p text:style-name="P14"><text:span text:style-name="T4">→ Programm loest Problem fuer N gleich 4 im “Step” Modus</text:span></text:p>
      <text:p text:style-name="P14"><text:span text:style-name="T4"/></text:p>
      <text:p text:style-name="P14"><text:span text:style-name="T4">Fall #3</text:span></text:p>
      <text:p text:style-name="P14"><text:span text:style-name="T4">- ‘save mode’</text:span></text:p>
      <text:p text:style-name="P14"><text:span text:style-name="T4">→ Speicher-Modus wird umgeschalten, “SaveOn”</text:span></text:p>
      <text:p text:style-name="P14"><text:span text:style-name="T4"/></text:p>
      <text:p text:style-name="P14"><text:span text:style-name="T4">Fall #4</text:span></text:p>
      <text:p text:style-name="P14"><text:span text:style-name="T4">- ‘save mode’</text:span></text:p>
      <text:p text:style-name="P14"><text:span text:style-name="T4">- ‘begin’</text:span></text:p>
      <text:p text:style-name="P14"><text:span text:style-name="T4">→ Programm loest Problem im “Step” Modus, Loesungen werden in “default.txt” geschrieben</text:span></text:p>
      <text:p text:style-name="P14"><text:span text:style-name="T4"/></text:p>
      <text:p text:style-name="P14"><text:span text:style-name="T4">Fall #5</text:span></text:p>
      <text:p text:style-name="P14"><text:span text:style-name="T4">- ‘save mode’</text:span></text:p>
      <text:p text:style-name="P14"><text:span text:style-name="T4">- ‘save mode’</text:span></text:p>
      <text:p text:style-name="P14"><text:span text:style-name="T4">→ Speicher-Modus wird zweimal umgeschalten, “SaveOff”</text:span></text:p>
      <text:p text:style-name="P14"><text:span text:style-name="T4"/></text:p>
      <text:p text:style-name="P14"><text:span text:style-name="T4">Fall #6</text:span></text:p>
      <text:p text:style-name="P14"><text:span text:style-name="T4">- ‘app mode’</text:span></text:p>
      <text:p text:style-name="P14"><text:span text:style-name="T4">→ App-Modus wird umgeschalten, “Continuous”</text:span></text:p>
      <text:p text:style-name="P14"><text:span text:style-name="T4"/></text:p>
      <text:p text:style-name="P14"><text:span text:style-name="T4">Fall #7</text:span></text:p>
      <text:p text:style-name="P14"><text:span text:style-name="T4">- ‘app mode’</text:span></text:p>
      <text:p text:style-name="P14"><text:span text:style-name="T4">- ‘begin’</text:span></text:p>
      <text:p text:style-name="P14"><text:span text:style-name="T4">→ Programm loest Problem fuer N gleich 4 im “Continuous” Modus</text:span></text:p>
      <text:p text:style-name="P14"><text:span text:style-name="T4"/></text:p>
      <text:p text:style-name="P14"><text:span text:style-name="T4">Fall #8</text:span></text:p>
      <text:p text:style-name="P14"><text:span text:style-name="T4">- ‘app mode’</text:span></text:p>
      <text:p text:style-name="P14"><text:span text:style-name="T4">- ‘app mode’</text:span></text:p>
      <text:p text:style-name="P14"><text:span text:style-name="T4">→ App-Modus wird zweimal umgeschalten, “Step”</text:span></text:p>
      <text:p text:style-name="P14"><text:span text:style-name="T4"/></text:p>
      <text:p text:style-name="P14"><text:span text:style-name="T4">Fall #9</text:span></text:p>
      <text:p text:style-name="P14"><text:span text:style-name="T4">- ‘app mode’</text:span></text:p>
      <text:p text:style-name="P14"><text:soft-page-break/><text:span text:style-name="T4">- ‘save mode’</text:span></text:p>
      <text:p text:style-name="P14"><text:span text:style-name="T4">- ‘begin’</text:span></text:p>
      <text:p text:style-name="P14"><text:span text:style-name="T4">→ Programm loest Problem im “Continuous” Modus, Loesungen werden in “default.txt” geschrieben</text:span></text:p>
      <text:p text:style-name="P14"><text:span text:style-name="T4"/></text:p>
      <text:p text:style-name="P14"><text:span text:style-name="T4">Fall #10</text:span></text:p>
      <text:p text:style-name="P14"><text:span text:style-name="T4">- ‘change file’</text:span></text:p>
      <text:p text:style-name="P14"><text:span text:style-name="T4">- “test.txt”</text:span></text:p>
      <text:p text:style-name="P14"><text:span text:style-name="T4">→ Programm zeigt “filename: test.txt” in der Statusleiste an</text:span></text:p>
      <text:p text:style-name="P14"><text:span text:style-name="T4"/></text:p>
      <text:p text:style-name="P14"><text:span text:style-name="T4">Fall #11</text:span></text:p>
      <text:p text:style-name="P14"><text:span text:style-name="T4">- ‘save mode’</text:span></text:p>
      <text:p text:style-name="P14"><text:span text:style-name="T4">- ‘change file’</text:span></text:p>
      <text:p text:style-name="P14"><text:span text:style-name="T4">- “test.txt”</text:span></text:p>
      <text:p text:style-name="P14"><text:span text:style-name="T4">→ Programm loest Problem im “Step” Modus, Loesungen werden in “test.txt” geschrieben</text:span></text:p>
      <text:p text:style-name="P14"><text:span text:style-name="T4"/></text:p>
      <text:p text:style-name="P14"><text:span text:style-name="T4">Fall #12</text:span></text:p>
      <text:p text:style-name="P14"><text:span text:style-name="T4">- ‘board size’</text:span></text:p>
      <text:p text:style-name="P14"><text:span text:style-name="T4">- “6”</text:span></text:p>
      <text:p text:style-name="P15"><text:span text:style-name="T4">→ Programm zeigt “board size: 6” in der Statuszeile an</text:span></text:p>
      <text:p text:style-name="P15"><text:span text:style-name="T4"/></text:p>
      <text:p text:style-name="P16"><text:span text:style-name="T4">Fall #13</text:span></text:p>
      <text:p text:style-name="P16"><text:span text:style-name="T4">- ‘board size’</text:span></text:p>
      <text:p text:style-name="P16"><text:span text:style-name="T4">- “7”</text:span></text:p>
      <text:p text:style-name="P16"><text:span text:style-name="T4">→ Programm loest Problem im “Step” Modus fuer N gleich sieben</text:span></text:p>
      <text:p text:style-name="P16"><text:span text:style-name="T4"/></text:p>
      <text:p text:style-name="P17"><text:span text:style-name="T4">Fall #14</text:span></text:p>
      <text:p text:style-name="P17"><text:span text:style-name="T4">- ‘board size’</text:span></text:p>
      <text:p text:style-name="P17"><text:span text:style-name="T4">- “7”</text:span></text:p>
      <text:p text:style-name="P17"><text:span text:style-name="T4">- ‘app mode’</text:span></text:p>
      <text:p text:style-name="P17"><text:span text:style-name="T4">- ‘save mode’</text:span></text:p>
      <text:p text:style-name="P17"><text:span text:style-name="T4">→ Programm loest Problem im “Continuous” Modus fuer N gleich sieben, Loesungen werden in “default.txt” geschrieben.</text:span></text:p>
      <text:p text:style-name="P17"><text:span text:style-name="T4"/></text:p>
      <text:p text:style-name="P18"><text:span text:style-name="T4">Fall #15</text:span></text:p>
      <text:p text:style-name="P19"><text:span text:style-name="T4">- ‘board size’</text:span></text:p>
      <text:p text:style-name="P19"><text:span text:style-name="T4">- “13”</text:span></text:p>
      <text:p text:style-name="P19"><text:span text:style-name="T4">→ Programm fraegt erneut nach einer Brettgroesse</text:span></text:p>
      <text:p text:style-name="P19"><text:span text:style-name="T4"/></text:p>
      <text:p text:style-name="P19"><text:span text:style-name="T4">Fall #16</text:span></text:p>
      <text:p text:style-name="P19"><text:span text:style-name="T4">- ‘board size’</text:span></text:p>
      <text:p text:style-name="P19"><text:span text:style-name="T4">- “test”</text:span></text:p>
      <text:p text:style-name="P19"><text:span text:style-name="T4">→ Programm fraegt erneut nach einer Brettgroesse</text:span></text:p>
      <text:p text:style-name="P19"><text:span text:style-name="T4"/></text:p>
      <text:p text:style-name="P19"><text:span text:style-name="T4">Fall #17</text:span></text:p>
      <text:p text:style-name="P19"><text:span text:style-name="T4">- ‘begin’</text:span></text:p>
      <text:p text:style-name="P19"><text:span text:style-name="T4">- ‘exit’</text:span></text:p>
      <text:p text:style-name="P19"><text:span text:style-name="T4">→ Programm beendet waehrend Loesung im “Step” Modus</text:span></text:p>
      <text:p text:style-name="P19"><text:span text:style-name="T4"/></text:p>
      <text:p text:style-name="P19"><text:span text:style-name="T4">Fall #18</text:span></text:p>
      <text:p text:style-name="P19"><text:soft-page-break/><text:span text:style-name="T4">- ‘begin’</text:span></text:p>
      <text:p text:style-name="P19"><text:span text:style-name="T4">- ‘stop’</text:span></text:p>
      <text:p text:style-name="P19"><text:span text:style-name="T4">→ Programm stoppt Loesung im “Step” Modus</text:span></text:p>
      <text:p text:style-name="P19"><text:span text:style-name="T4"/></text:p>
      <text:p text:style-name="P19"><text:span text:style-name="T4">Fall #19</text:span></text:p>
      <text:p text:style-name="P19"><text:span text:style-name="T4">- ‘app mode’</text:span></text:p>
      <text:p text:style-name="P19"><text:span text:style-name="T4">- ‘begin’</text:span></text:p>
      <text:p text:style-name="P19"><text:span text:style-name="T4">- ‘exit’</text:span></text:p>
      <text:p text:style-name="P19"><text:span text:style-name="T4">→ Programm beendet waehrend Loesung im “Continuous” Modus</text:span></text:p>
      <text:p text:style-name="P19"><text:span text:style-name="T4"/></text:p>
      <text:p text:style-name="P19"><text:span text:style-name="T4">Fall #20</text:span></text:p>
      <text:p text:style-name="P19"><text:span text:style-name="T4">- ‘app mode’</text:span></text:p>
      <text:p text:style-name="P19"><text:span text:style-name="T4">- ‘begin’</text:span></text:p>
      <text:p text:style-name="P19"><text:span text:style-name="T4">- ‘stop’</text:span></text:p>
      <text:p text:style-name="P19"><text:span text:style-name="T4">→ Programm stoppt Loesung im “Continuous” Modus</text:span></text:p>
      <text:p text:style-name="P19"><text:span text:style-name="T4"/></text:p>
      <text:p text:style-name="P19"><text:span text:style-name="T4">Fall #21</text:span></text:p>
      <text:p text:style-name="P19"><text:span text:style-name="T4">- ‘board size’</text:span></text:p>
      <text:p text:style-name="P19"><text:span text:style-name="T4">- “7”</text:span></text:p>
      <text:p text:style-name="P19"><text:span text:style-name="T4">- ‘app mode’</text:span></text:p>
      <text:p text:style-name="P19"><text:span text:style-name="T4">- ‘begin’</text:span></text:p>
      <text:p text:style-name="P19"><text:span text:style-name="T4">→ Programm loest Problem im “Continuous” Modus und misst die Laufzeit (0.020s)</text:span></text:p>
      <text:p text:style-name="P19"><text:span text:style-name="T4"/></text:p>
      <text:p text:style-name="P19"><text:span text:style-name="T4">Fall #22</text:span></text:p>
      <text:p text:style-name="P19"><text:span text:style-name="T4">- ‘board size’</text:span></text:p>
      <text:p text:style-name="P19"><text:span text:style-name="T4">- “7”</text:span></text:p>
      <text:p text:style-name="P19"><text:span text:style-name="T4">- ‘begin’</text:span></text:p>
      <text:p text:style-name="P19"><text:span text:style-name="T4">- </text:span><text:span text:style-name="T12">Betaetigen einer Taste 39 mal</text:span></text:p>
      <text:p text:style-name="P19"><text:span text:style-name="T13">→ Programm loest Problem im “Step” Modus und misst die Laufzeit (0.029s)</text:span></text:p>
      <text:p text:style-name="P19"><text:span text:style-name="T13"/></text:p>
      <text:p text:style-name="P19"><text:span text:style-name="T13">Fall #23</text:span></text:p>
      <text:p text:style-name="P19"><text:span text:style-name="T13">- ‘app mode’</text:span></text:p>
      <text:p text:style-name="P19"><text:span text:style-name="T13">- ‘begin’</text:span></text:p>
      <text:p text:style-name="P19"><text:span text:style-name="T13">- </text:span><text:span text:style-name="T12">Beliebige Taste</text:span></text:p>
      <text:p text:style-name="P19"><text:span text:style-name="T13">- ‘begin’</text:span></text:p>
      <text:p text:style-name="P19"><text:span text:style-name="T13">→ Programm loest Problem im “Step” Modus zweimal</text:span></text:p>
      <text:p text:style-name="P19"><text:span text:style-name="T13"/></text:p>
      <text:p text:style-name="P19"><text:span text:style-name="T13">Fall #24</text:span></text:p>
      <text:p text:style-name="P19"><text:span text:style-name="T13">- ‘app mode’</text:span></text:p>
      <text:p text:style-name="P19"><text:span text:style-name="T13">- ‘board size’</text:span></text:p>
      <text:p text:style-name="P19"><text:span text:style-name="T13">- “12”</text:span></text:p>
      <text:p text:style-name="P19"><text:span text:style-name="T13">- ‘begin’</text:span></text:p>
      <text:p text:style-name="P19"><text:span text:style-name="T13">- ‘stop’</text:span></text:p>
      <text:p text:style-name="P19"><text:span text:style-name="T13">- ‘begin’</text:span></text:p>
      <text:p text:style-name="P19"><text:span text:style-name="T13">→ Programm loest Problem im “Continuous” Modus, stoppt und loest erneut fuer N gleich zwoelf</text:span></text:p>
      <text:p text:style-name="P19"><text:span text:style-name="T13"/></text:p>
      <text:p text:style-name="P20"><text:span text:style-name="T13">Fall #25</text:span></text:p>
      <text:p text:style-name="P20"><text:span text:style-name="T13">- ‘board size’</text:span></text:p>
      <text:p text:style-name="P20"><text:span text:style-name="T13">- “11”</text:span></text:p>
      <text:p text:style-name="P20"><text:span text:style-name="T13">- ‘Begin’</text:span></text:p>
      <text:p text:style-name="P20"><text:soft-page-break/><text:span text:style-name="T13">- </text:span><text:span text:style-name="T12">Warten</text:span></text:p>
      <text:p text:style-name="P20"><text:span text:style-name="T13">- </text:span><text:span text:style-name="T12">Beliebige Taste</text:span></text:p>
      <text:p text:style-name="P20"><text:span text:style-name="T13">→ Programm gibt erste Loesung aus und wartet auf Eingabe, gewartete Zeit wird nicht zur Laufzeit addiert</text:span></text:p>
      <text:p text:style-name="P20"><text:span text:style-name="T13"/></text:p>
      <text:p text:style-name="P20"><text:span text:style-name="T13">Fall #26</text:span></text:p>
      <text:p text:style-name="P20"><text:span text:style-name="T13">- ‘board size’</text:span></text:p>
      <text:p text:style-name="P20"><text:span text:style-name="T13">- “4”</text:span></text:p>
      <text:p text:style-name="P20"><text:span text:style-name="T13">- ‘app mode’</text:span></text:p>
      <text:p text:style-name="P20"><text:span text:style-name="T13">- ‘begin’</text:span></text:p>
      <text:p text:style-name="P20"><text:span text:style-name="T13">→ Programm loest Problem im “Continuous” Modus, findet 2 Loesungen</text:span></text:p>
      <text:p text:style-name="P20"><text:span text:style-name="T13"/></text:p>
      <text:p text:style-name="P20"><text:span text:style-name="T13">Fall #27</text:span></text:p>
      <text:p text:style-name="P20"><text:span text:style-name="T13">- ‘board size’</text:span></text:p>
      <text:p text:style-name="P20"><text:span text:style-name="T13">- “5”</text:span></text:p>
      <text:p text:style-name="P20"><text:span text:style-name="T13">- ‘app mode’</text:span></text:p>
      <text:p text:style-name="P20"><text:span text:style-name="T13">- ‘begin’</text:span></text:p>
      <text:p text:style-name="P20"><text:span text:style-name="T13">→ Programm loest Problem im “Continuous” Modus, findet 10 Loesungen</text:span></text:p>
      <text:p text:style-name="P20"><text:span text:style-name="T13"/></text:p>
      <text:p text:style-name="P20"><text:span text:style-name="T13">Fall #28</text:span></text:p>
      <text:p text:style-name="P20"><text:span text:style-name="T13">- ‘board size’</text:span></text:p>
      <text:p text:style-name="P20"><text:span text:style-name="T13">- “6”</text:span></text:p>
      <text:p text:style-name="P20"><text:span text:style-name="T13">- ‘app mode’</text:span></text:p>
      <text:p text:style-name="P20"><text:span text:style-name="T13">- ‘begin’</text:span></text:p>
      <text:p text:style-name="P20"><text:span text:style-name="T13">→ Programm loest Problem im “Continuous” Modus, findet 4 Loesungen</text:span></text:p>
      <text:p text:style-name="P20"><text:span text:style-name="T13"/></text:p>
      <text:p text:style-name="P20"><text:span text:style-name="T13">Fall #29</text:span></text:p>
      <text:p text:style-name="P20"><text:span text:style-name="T13">- ‘board size’</text:span></text:p>
      <text:p text:style-name="P20"><text:span text:style-name="T13">- “7”</text:span></text:p>
      <text:p text:style-name="P20"><text:span text:style-name="T13">- ‘app mode’</text:span></text:p>
      <text:p text:style-name="P20"><text:span text:style-name="T13">- ‘begin’</text:span></text:p>
      <text:p text:style-name="P20"><text:span text:style-name="T13">→ Programm loest Problem im “Continuous” Modus, findet 40 Loesungen</text:span></text:p>
      <text:p text:style-name="P20"><text:span text:style-name="T13"/></text:p>
      <text:p text:style-name="P20"><text:span text:style-name="T13">Fall #30</text:span></text:p>
      <text:p text:style-name="P20"><text:span text:style-name="T13">- ‘board size’</text:span></text:p>
      <text:p text:style-name="P20"><text:span text:style-name="T13">- “8”</text:span></text:p>
      <text:p text:style-name="P20"><text:span text:style-name="T13">- ‘app mode’</text:span></text:p>
      <text:p text:style-name="P20"><text:span text:style-name="T13">- ‘begin’</text:span></text:p>
      <text:p text:style-name="P20"><text:span text:style-name="T13">→ Programm loest Problem im “Continuous” Modus, findet 92 Loesungen</text:span></text:p>
      <text:p text:style-name="P20"><text:span text:style-name="T13"/></text:p>
      <text:p text:style-name="P20"><text:span text:style-name="T13">Fall #31</text:span></text:p>
      <text:p text:style-name="P20"><text:span text:style-name="T13">- ‘board size’</text:span></text:p>
      <text:p text:style-name="P20"><text:span text:style-name="T13">- “9”</text:span></text:p>
      <text:p text:style-name="P20"><text:span text:style-name="T13">- ‘app mode’</text:span></text:p>
      <text:p text:style-name="P20"><text:span text:style-name="T13">- ‘begin’</text:span></text:p>
      <text:p text:style-name="P20"><text:span text:style-name="T13">→ Programm loest Problem im “Continuous” Modus, findet 352 Loesungen</text:span></text:p>
      <text:p text:style-name="P20"><text:span text:style-name="T13"/></text:p>
      <text:p text:style-name="P20"><text:span text:style-name="T13">Fall #32</text:span></text:p>
      <text:p text:style-name="P20"><text:span text:style-name="T13">- ‘board size’</text:span></text:p>
      <text:p text:style-name="P20"><text:span text:style-name="T13">- “10”</text:span></text:p>
      <text:p text:style-name="P20"><text:soft-page-break/><text:span text:style-name="T13">- ‘app mode’</text:span></text:p>
      <text:p text:style-name="P20"><text:span text:style-name="T13">- ‘begin’</text:span></text:p>
      <text:p text:style-name="P20"><text:span text:style-name="T13">→ Programm loest Problem im “Continuous” Modus, findet 724 Loesungen</text:span></text:p>
      <text:p text:style-name="P20"><text:span text:style-name="T13"/></text:p>
      <text:p text:style-name="P20"><text:span text:style-name="T13">Fall #33</text:span></text:p>
      <text:p text:style-name="P20"><text:span text:style-name="T13">- ‘board size’</text:span></text:p>
      <text:p text:style-name="P20"><text:span text:style-name="T13">- “11”</text:span></text:p>
      <text:p text:style-name="P20"><text:span text:style-name="T13">- ‘app mode’</text:span></text:p>
      <text:p text:style-name="P20"><text:span text:style-name="T13">- ‘begin’</text:span></text:p>
      <text:p text:style-name="P20"><text:span text:style-name="T13">→ Programm loest Problem im “Continuous” Modus, findet 2680 Loesungen</text:span></text:p>
      <text:p text:style-name="P20"><text:span text:style-name="T13"/></text:p>
      <text:p text:style-name="P20"><text:span text:style-name="T13">Fall #34</text:span></text:p>
      <text:p text:style-name="P20"><text:span text:style-name="T13">- ‘board size’</text:span></text:p>
      <text:p text:style-name="P20"><text:span text:style-name="T13">- “12”</text:span></text:p>
      <text:p text:style-name="P20"><text:span text:style-name="T13">- ‘app mode’</text:span></text:p>
      <text:p text:style-name="P20"><text:span text:style-name="T13">- ‘begin’</text:span></text:p>
      <text:p text:style-name="P20"><text:span text:style-name="T13">→ Programm loest Problem im “Continuous” Modus, findet 14200 Loesungen</text:span></text:p>
      <text:p text:style-name="P20"><text:span text:style-name="T13"/></text:p>
      <text:p text:style-name="P20"><text:span text:style-name="T13"/></text:p>
      <text:p text:style-name="P21"><text:span text:style-name="T13">5. Laufzeituntersuchungen</text:span></text:p>
      <text:p text:style-name="P21"><text:span text:style-name="T13"/></text:p>
      <text:p text:style-name="P21"><text:span text:style-name="T13"/></text:p>
      <text:p text:style-name="P21"><text:span text:style-name="T13">6. Erfahrungen</text:span></text:p>
      <text:p text:style-name="P21"><text:span text:style-name="T13"/></text:p>
      <text:p text:style-name="P21"><text:span text:style-name="T13">6.1 Lernerfahrungen</text:span></text:p>
      <text:p text:style-name="P21"><text:span text:style-name="T13"/></text:p>
      <text:p text:style-name="P21"><text:span text:style-name="T13"/></text:p>
      <text:p text:style-name="P21"><text:span text:style-name="T13">6.2 Erkenntnisse</text:span></text:p>
      <text:p text:style-name="P21"><text:span text:style-name="T13"/></text:p>
      <text:p text:style-name="P21"><text:span text:style-name="T13"/></text:p>
      <text:p text:style-name="P21"><text:span text:style-name="T13">6.3 Positives und Negativ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Helvetica, Arial, Verdana,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8793d" officeooo:paragraph-rsid="0018793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Paul Meffle, 182618<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16:44:47.696500849</meta:creation-date>
    <dc:date>2018-01-09T18:59:24.899885089</dc:date>
    <meta:editing-duration>PT1H23M38S</meta:editing-duration>
    <meta:editing-cycles>32</meta:editing-cycles>
    <meta:generator>LibreOffice/5.3.1.2$Linux_X86_64 LibreOffice_project/30m0$Build-2</meta:generator>
    <meta:document-statistic meta:table-count="0" meta:image-count="0" meta:object-count="0" meta:page-count="8" meta:paragraph-count="213" meta:word-count="1247" meta:character-count="7571" meta:non-whitespace-character-count="6530"/>
  </office:meta>
</office:document-meta>
</file>